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644e8" officeooo:paragraph-rsid="000644e8"/>
    </style:style>
    <style:style style:name="P2" style:family="paragraph" style:parent-style-name="Text_20_body">
      <style:text-properties officeooo:rsid="000644e8" officeooo:paragraph-rsid="000644e8"/>
    </style:style>
    <style:style style:name="P3" style:family="paragraph" style:parent-style-name="Text_20_body" style:list-style-name="L1">
      <style:text-properties officeooo:rsid="000644e8" officeooo:paragraph-rsid="000644e8"/>
    </style:style>
    <style:style style:name="P4" style:family="paragraph" style:parent-style-name="Text_20_body" style:list-style-name="L2">
      <style:text-properties officeooo:rsid="000644e8" officeooo:paragraph-rsid="000644e8"/>
    </style:style>
    <style:style style:name="P5" style:family="paragraph" style:parent-style-name="Text_20_body" style:list-style-name="L3">
      <style:text-properties officeooo:rsid="000644e8" officeooo:paragraph-rsid="000644e8"/>
    </style:style>
    <style:style style:name="P6" style:family="paragraph" style:parent-style-name="Text_20_body" style:list-style-name="L3">
      <style:text-properties officeooo:rsid="000644e8" officeooo:paragraph-rsid="0008c905"/>
    </style:style>
    <style:style style:name="P7" style:family="paragraph" style:parent-style-name="Text_20_body">
      <style:text-properties officeooo:paragraph-rsid="000644e8"/>
    </style:style>
    <style:style style:name="P8" style:family="paragraph" style:parent-style-name="Text_20_body" style:list-style-name="L3">
      <style:text-properties officeooo:rsid="0007e92e" officeooo:paragraph-rsid="0007e92e"/>
    </style:style>
    <style:style style:name="P9" style:family="paragraph" style:parent-style-name="Title">
      <style:text-properties officeooo:rsid="000644e8" officeooo:paragraph-rsid="000644e8"/>
    </style:style>
    <style:style style:name="T1" style:family="text">
      <style:text-properties officeooo:rsid="000644e8"/>
    </style:style>
    <style:style style:name="T2" style:family="text">
      <style:text-properties fo:color="#158466" loext:opacity="100%"/>
    </style:style>
    <style:style style:name="T3" style:family="text">
      <style:text-properties officeooo:rsid="0007e92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oadmap projet Ohipa</text:p>
      <text:p text:style-name="P2"/>
      <text:h text:style-name="Heading_20_1" text:outline-level="1">Frameworks utilisés</text:h>
      <text:p text:style-name="Text_20_body"/>
      <text:list text:style-name="L1">
        <text:list-item>
          <text:p text:style-name="P3">NextJS + Tailwind CSS (FrontEnd)</text:p>
          <text:list>
            <text:list-item>
              <text:p text:style-name="P3">Markdown + ContentLayer (MetaData)</text:p>
            </text:list-item>
          </text:list>
        </text:list-item>
        <text:list-item>
          <text:p text:style-name="P3">NestJS (Backend)</text:p>
        </text:list-item>
        <text:list-item>
          <text:p text:style-name="P3"><text:span text:style-name="T2">XAMPP - MySQL</text:span> (Database)</text:p>
        </text:list-item>
      </text:list>
      <text:p text:style-name="P2"/>
      <text:h text:style-name="P1" text:outline-level="1">Roadmap </text:h>
      <text:p text:style-name="P7"/>
      <text:list xml:id="list1139000944" text:style-name="L2">
        <text:list-item>
          <text:p text:style-name="P4">FrontEnd</text:p>
        </text:list-item>
      </text:list>
      <text:list xml:id="list1837971161" text:style-name="L3">
        <text:list-item>
          <text:list>
            <text:list-item>
              <text:p text:style-name="P5">UI Design Model (excalidraw.com) ✅</text:p>
            </text:list-item>
            <text:list-item>
              <text:p text:style-name="P5">UI Design Making (Tailwind CSS) 🔄️</text:p>
              <text:list>
                <text:list-item>
                  <text:p text:style-name="P6"><text:span text:style-name="T3">NavBar</text:span> ✅</text:p>
                </text:list-item>
                <text:list-item>
                  <text:p text:style-name="P8">Annonces <text:span text:style-name="T1">🔄️</text:span></text:p>
                </text:list-item>
                <text:list-item>
                  <text:p text:style-name="P8">Candidatures</text:p>
                </text:list-item>
                <text:list-item>
                  <text:p text:style-name="P8">Candidater</text:p>
                </text:list-item>
                <text:list-item>
                  <text:p text:style-name="P8">Ajouter une annonce</text:p>
                </text:list-item>
              </text:list>
            </text:list-item>
          </text:list>
        </text:list-item>
      </text:list>
      <text:list xml:id="list140647504983742" text:continue-list="list1139000944" text:style-name="L2">
        <text:list-item>
          <text:p text:style-name="P4">Database</text:p>
        </text:list-item>
        <text:list-item>
          <text:p text:style-name="P4">Backen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09:52:03.933000000</meta:creation-date>
    <dc:date>2024-02-23T14:06:46.112000000</dc:date>
    <meta:editing-duration>PT4H14M40S</meta:editing-duration>
    <meta:editing-cycles>3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7" meta:word-count="58" meta:character-count="319" meta:non-whitespace-character-count="291"/>
  </office:meta>
</office:document-meta>
</file>